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83938" calcext:value-type="float">
            <text:p>183938</text:p>
          </table:table-cell>
          <table:table-cell office:value-type="float" office:value="141143" calcext:value-type="float">
            <text:p>141143</text:p>
          </table:table-cell>
          <table:table-cell office:value-type="float" office:value="131916" calcext:value-type="float">
            <text:p>131916</text:p>
          </table:table-cell>
          <table:table-cell office:value-type="float" office:value="128647" calcext:value-type="float">
            <text:p>128647</text:p>
          </table:table-cell>
          <table:table-cell office:value-type="float" office:value="134479" calcext:value-type="float">
            <text:p>134479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73807" calcext:value-type="float">
            <text:p>-173807</text:p>
          </table:table-cell>
          <table:table-cell office:value-type="float" office:value="-132549" calcext:value-type="float">
            <text:p>-132549</text:p>
          </table:table-cell>
          <table:table-cell office:value-type="float" office:value="-124060" calcext:value-type="float">
            <text:p>-124060</text:p>
          </table:table-cell>
          <table:table-cell office:value-type="float" office:value="-122281" calcext:value-type="float">
            <text:p>-122281</text:p>
          </table:table-cell>
          <table:table-cell office:value-type="float" office:value="-125764" calcext:value-type="float">
            <text:p>-125764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0131" calcext:value-type="float">
            <text:p>10131</text:p>
          </table:table-cell>
          <table:table-cell office:value-type="float" office:value="8594" calcext:value-type="float">
            <text:p>8594</text:p>
          </table:table-cell>
          <table:table-cell office:value-type="float" office:value="7856" calcext:value-type="float">
            <text:p>7856</text:p>
          </table:table-cell>
          <table:table-cell office:value-type="float" office:value="6366" calcext:value-type="float">
            <text:p>6366</text:p>
          </table:table-cell>
          <table:table-cell office:value-type="float" office:value="8715" calcext:value-type="float">
            <text:p>8715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7436" calcext:value-type="float">
            <text:p>7436</text:p>
          </table:table-cell>
          <table:table-cell office:value-type="float" office:value="6122" calcext:value-type="float">
            <text:p>6122</text:p>
          </table:table-cell>
          <table:table-cell office:value-type="float" office:value="5930" calcext:value-type="float">
            <text:p>5930</text:p>
          </table:table-cell>
          <table:table-cell office:value-type="float" office:value="4291" calcext:value-type="float">
            <text:p>4291</text:p>
          </table:table-cell>
          <table:table-cell office:value-type="float" office:value="5767" calcext:value-type="float">
            <text:p>5767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24771492" calcext:value-type="float">
            <text:p>24771492</text:p>
          </table:table-cell>
          <table:table-cell office:value-type="float" office:value="21760834" calcext:value-type="float">
            <text:p>21760834</text:p>
          </table:table-cell>
          <table:table-cell table:number-columns-repeated="2" office:value-type="float" office:value="21248923" calcext:value-type="float">
            <text:p>21248923</text:p>
          </table:table-cell>
          <table:table-cell office:value-type="float" office:value="20179414" calcext:value-type="float">
            <text:p>20179414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80159" calcext:value-type="float">
            <text:p>80159</text:p>
          </table:table-cell>
          <table:table-cell office:value-type="float" office:value="55232" calcext:value-type="float">
            <text:p>55232</text:p>
          </table:table-cell>
          <table:table-cell office:value-type="float" office:value="47136" calcext:value-type="float">
            <text:p>47136</text:p>
          </table:table-cell>
          <table:table-cell office:value-type="float" office:value="47809" calcext:value-type="float">
            <text:p>47809</text:p>
          </table:table-cell>
          <table:table-cell office:value-type="float" office:value="48931" calcext:value-type="float">
            <text:p>48931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54324" calcext:value-type="float">
            <text:p>54324</text:p>
          </table:table-cell>
          <table:table-cell office:value-type="float" office:value="37281" calcext:value-type="float">
            <text:p>37281</text:p>
          </table:table-cell>
          <table:table-cell office:value-type="float" office:value="28337" calcext:value-type="float">
            <text:p>28337</text:p>
          </table:table-cell>
          <table:table-cell office:value-type="float" office:value="26684" calcext:value-type="float">
            <text:p>26684</text:p>
          </table:table-cell>
          <table:table-cell office:value-type="float" office:value="27438" calcext:value-type="float">
            <text:p>27438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34483" calcext:value-type="float">
            <text:p>134483</text:p>
          </table:table-cell>
          <table:table-cell office:value-type="float" office:value="92513" calcext:value-type="float">
            <text:p>92513</text:p>
          </table:table-cell>
          <table:table-cell office:value-type="float" office:value="75474" calcext:value-type="float">
            <text:p>75474</text:p>
          </table:table-cell>
          <table:table-cell office:value-type="float" office:value="74493" calcext:value-type="float">
            <text:p>74493</text:p>
          </table:table-cell>
          <table:table-cell office:value-type="float" office:value="76369" calcext:value-type="float">
            <text:p>76369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52613" calcext:value-type="float">
            <text:p>52613</text:p>
          </table:table-cell>
          <table:table-cell office:value-type="float" office:value="34621" calcext:value-type="float">
            <text:p>34621</text:p>
          </table:table-cell>
          <table:table-cell office:value-type="float" office:value="28818" calcext:value-type="float">
            <text:p>28818</text:p>
          </table:table-cell>
          <table:table-cell office:value-type="float" office:value="25753" calcext:value-type="float">
            <text:p>25753</text:p>
          </table:table-cell>
          <table:table-cell office:value-type="float" office:value="25051" calcext:value-type="float">
            <text:p>25051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81870" calcext:value-type="float">
            <text:p>81870</text:p>
          </table:table-cell>
          <table:table-cell office:value-type="float" office:value="57892" calcext:value-type="float">
            <text:p>57892</text:p>
          </table:table-cell>
          <table:table-cell office:value-type="float" office:value="46656" calcext:value-type="float">
            <text:p>46656</text:p>
          </table:table-cell>
          <table:table-cell office:value-type="float" office:value="48740" calcext:value-type="float">
            <text:p>48740</text:p>
          </table:table-cell>
          <table:table-cell office:value-type="float" office:value="51318" calcext:value-type="float">
            <text:p>51318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34483" calcext:value-type="float">
            <text:p>134483</text:p>
          </table:table-cell>
          <table:table-cell office:value-type="float" office:value="92513" calcext:value-type="float">
            <text:p>92513</text:p>
          </table:table-cell>
          <table:table-cell office:value-type="float" office:value="75474" calcext:value-type="float">
            <text:p>75474</text:p>
          </table:table-cell>
          <table:table-cell office:value-type="float" office:value="74493" calcext:value-type="float">
            <text:p>74493</text:p>
          </table:table-cell>
          <table:table-cell office:value-type="float" office:value="76369" calcext:value-type="float">
            <text:p>763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0:42.7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3S</meta:editing-duration>
    <meta:editing-cycles>3</meta:editing-cycles>
    <meta:generator>LibreOffice/5.4.2.2$Windows_X86_64 LibreOffice_project/22b09f6418e8c2d508a9eaf86b2399209b0990f4</meta:generator>
    <dc:date>2017-11-22T12:20:54.36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